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</office:automatic-styles>
  <office:body>
    <office:text>
      <text:h text:style-name="Heading_20_1" text:outline-level="1">Example usage</text:h>
      <text:p text:style-name="First_20_paragraph">For example, we would like to include Einstein's relativity papers (Einstein 1905; Einstein 1916), but not his other papers that are located in the /ref/Einsteins_refs.bib bibtex file.</text:p>
      <text:p text:style-name="Text_20_body">Now run:</text:p>
      <text:p text:style-name="P1">&gt;&gt;&gt; python crop_bibtex_file.py -s</text:p>
      <text:p text:style-name="First_20_paragraph">or manually specify the location of this readme file and the bibtex file using</text:p>
      <text:p text:style-name="P2">&gt;&gt;&gt; python crop_bibtex_file.py readme.md refs/Einsteins_refs.bib</text:p>
      <text:p text:style-name="First_20_paragraph">To use pandoc to create pdf or docx document including a nice bibliography run:</text:p>
      <text:p text:style-name="P3">&gt;&gt;&gt; pandoc readme.md -o readme.pdf --bibliography=refs/Einstein_refs_cropped_for_readme.bib --csl nature.csl</text:p>
      <text:p text:style-name="First_20_paragraph">Citation style files can be found in many places, for example in Zotero's style repository: www.zotero.org/styles</text:p>
      <text:p text:style-name="Text_20_body">You can also automate the entire process by running:</text:p>
      <text:p text:style-name="P4">&gt;&gt;&gt; python -i generate_docs_from_md.py</text:p>
      <text:p text:style-name="First_20_paragraph">This will automatically search for markdown files in the current working directory and bibtex files in the directory <text:span text:style-name="T1">refs</text:span>, crop all bibtex files and generate pdf, odt and docx output.</text:p>
      <text:h text:style-name="Heading_20_1" text:outline-level="1">References</text:h>
      <text:p text:style-name="First_20_paragraph">Einstein, Albert, 1905, “Ist Die Trägheit Eines Körpers von Seinem Energieinhalt Abhängig?” Annalen der Physik <text:span text:style-name="T2">323</text:span> (WILEY-VCH Verlag), 639–641. <text:a xlink:type="simple" xlink:href="http://dx.doi.org/10.1002/andp.19053231314" office:name=""><text:span text:style-name="Definition">http://dx.doi.org/10.1002/andp.19053231314</text:span></text:a>.</text:p>
      <text:p text:style-name="Text_20_body">———, 1916, “Die Grundlage Der Allgemeinen Relativitätstheorie,” Annalen der Physik <text:span text:style-name="T3">354</text:span> (Wiley Online Library), 769–82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